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f568" officeooo:paragraph-rsid="001df568"/>
    </style:style>
    <style:style style:name="P2" style:family="paragraph" style:parent-style-name="Preformatted_20_Text">
      <style:text-properties officeooo:rsid="001df568" officeooo:paragraph-rsid="002617c0"/>
    </style:style>
    <style:style style:name="P3" style:family="paragraph" style:parent-style-name="Preformatted_20_Text">
      <style:text-properties style:font-name="Liberation Mono" fo:font-size="12pt" officeooo:rsid="001df568" officeooo:paragraph-rsid="001df568" style:font-size-asian="12pt" style:font-size-complex="12pt"/>
    </style:style>
    <style:style style:name="P4" style:family="paragraph" style:parent-style-name="Preformatted_20_Text">
      <style:text-properties style:font-name="Liberation Mono" fo:font-size="12pt" officeooo:rsid="001df568" officeooo:paragraph-rsid="002e474e" style:font-size-asian="12pt" style:font-size-complex="12pt"/>
    </style:style>
    <style:style style:name="P5" style:family="paragraph" style:parent-style-name="Preformatted_20_Text">
      <style:text-properties style:font-name="Liberation Mono" fo:font-size="12pt" officeooo:rsid="002126e0" officeooo:paragraph-rsid="002126e0" style:font-size-asian="12pt" style:font-size-complex="12pt"/>
    </style:style>
    <style:style style:name="P6" style:family="paragraph" style:parent-style-name="Preformatted_20_Text">
      <style:text-properties style:font-name="Liberation Mono" fo:font-size="12pt" officeooo:rsid="002126e0" officeooo:paragraph-rsid="002c5c03" style:font-size-asian="12pt" style:font-size-complex="12pt"/>
    </style:style>
    <style:style style:name="P7" style:family="paragraph" style:parent-style-name="Preformatted_20_Text">
      <style:text-properties style:font-name="Liberation Mono" fo:font-size="12pt" officeooo:rsid="00232845" officeooo:paragraph-rsid="00232845" style:font-size-asian="12pt" style:font-size-complex="12pt"/>
    </style:style>
    <style:style style:name="P8" style:family="paragraph" style:parent-style-name="Preformatted_20_Text">
      <style:text-properties style:font-name="Liberation Mono" fo:font-size="12pt" officeooo:rsid="002617c0" officeooo:paragraph-rsid="002e474e" style:font-size-asian="12pt" style:font-size-complex="12pt"/>
    </style:style>
    <style:style style:name="P9" style:family="paragraph" style:parent-style-name="Preformatted_20_Text">
      <style:text-properties style:font-name="Liberation Mono" fo:font-size="12pt" officeooo:rsid="002374cf" officeooo:paragraph-rsid="002374cf" style:font-size-asian="12pt" style:font-size-complex="12pt"/>
    </style:style>
    <style:style style:name="P10" style:family="paragraph" style:parent-style-name="Preformatted_20_Text">
      <style:text-properties style:font-name="Liberation Mono" fo:font-size="12pt" officeooo:rsid="002dde64" officeooo:paragraph-rsid="002dde64" style:font-size-asian="12pt" style:font-size-complex="12pt"/>
    </style:style>
    <style:style style:name="P11" style:family="paragraph" style:parent-style-name="Preformatted_20_Text">
      <style:text-properties style:font-name="Liberation Mono" fo:font-size="12pt" officeooo:rsid="002e474e" officeooo:paragraph-rsid="002e474e" style:font-size-asian="12pt" style:font-size-complex="12pt"/>
    </style:style>
    <style:style style:name="P12" style:family="paragraph" style:parent-style-name="Preformatted_20_Text">
      <style:text-properties style:font-name="Liberation Mono" fo:font-size="12pt" officeooo:rsid="0023807b" officeooo:paragraph-rsid="0023807b" style:font-size-asian="12pt" style:font-size-complex="12pt"/>
    </style:style>
    <style:style style:name="P13" style:family="paragraph" style:parent-style-name="Preformatted_20_Text">
      <style:text-properties style:font-name="Liberation Mono" fo:font-size="12pt" officeooo:rsid="001e2d64" officeooo:paragraph-rsid="001e2d64" style:font-name-asian="Noto Sans Mono CJK SC" style:font-size-asian="12pt" style:font-name-complex="Liberation Mono" style:font-size-complex="12pt"/>
    </style:style>
    <style:style style:name="P14" style:family="paragraph" style:parent-style-name="Preformatted_20_Text">
      <style:text-properties style:font-name="Liberation Mono" fo:font-size="12pt" officeooo:rsid="002126e0" officeooo:paragraph-rsid="002c5c03" style:font-name-asian="Noto Sans Mono CJK SC" style:font-size-asian="12pt" style:font-name-complex="Liberation Mono" style:font-size-complex="12pt"/>
    </style:style>
    <style:style style:name="P15" style:family="paragraph" style:parent-style-name="Preformatted_20_Text">
      <style:text-properties style:font-name="Liberation Mono" fo:font-size="12pt" style:text-underline-style="solid" style:text-underline-width="auto" style:text-underline-color="font-color" officeooo:rsid="001e2d64" officeooo:paragraph-rsid="001e2d64" style:font-name-asian="Noto Sans Mono CJK SC" style:font-size-asian="12pt" style:font-name-complex="Liberation Mono" style:font-size-complex="12pt"/>
    </style:style>
    <style:style style:name="P16" style:family="paragraph" style:parent-style-name="Preformatted_20_Text">
      <style:text-properties style:font-name="Liberation Mono" fo:font-size="12pt" style:text-underline-style="solid" style:text-underline-width="auto" style:text-underline-color="font-color" officeooo:rsid="002126e0" officeooo:paragraph-rsid="002126e0" style:font-name-asian="Noto Sans Mono CJK SC" style:font-size-asian="12pt" style:font-name-complex="Liberation Mono" style:font-size-complex="12pt"/>
    </style:style>
    <style:style style:name="P17" style:family="paragraph" style:parent-style-name="Preformatted_20_Text">
      <style:text-properties officeooo:rsid="0027f8a5" officeooo:paragraph-rsid="0027f8a5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Standard">
      <style:text-properties officeooo:rsid="001df568" officeooo:paragraph-rsid="001df568"/>
    </style:style>
    <style:style style:name="P20" style:family="paragraph" style:parent-style-name="Standard">
      <style:text-properties style:font-name="Liberation Mono" fo:font-size="12pt" officeooo:rsid="001e2d64" officeooo:paragraph-rsid="001e2d64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df568" officeooo:paragraph-rsid="001df568" style:font-size-asian="12pt" style:font-size-complex="12pt"/>
    </style:style>
    <style:style style:name="P22" style:family="paragraph" style:parent-style-name="Standard">
      <style:text-properties style:font-name="Liberation Mono" fo:font-size="12pt" style:text-underline-style="solid" style:text-underline-width="auto" style:text-underline-color="font-color" officeooo:rsid="001df568" officeooo:paragraph-rsid="001df568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e2d64" officeooo:paragraph-rsid="001e2d6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2pt" fo:font-weight="bold" officeooo:paragraph-rsid="002cacba"/>
    </style:style>
    <style:style style:name="P25" style:family="paragraph" style:parent-style-name="Standard">
      <style:text-properties officeooo:rsid="0027f8a5" officeooo:paragraph-rsid="0027f8a5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12529" style:font-name="IBMPlexMono" fo:font-size="10.5pt" fo:letter-spacing="normal" fo:font-style="normal" fo:font-weight="normal" officeooo:paragraph-rsid="002cacba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12529" style:font-name="IBMPlexMono" fo:font-size="10.5pt" fo:letter-spacing="normal" fo:font-style="normal" fo:font-weight="normal" officeooo:rsid="002cacba" officeooo:paragraph-rsid="002cacba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</style:style>
    <style:style style:name="T1" style:family="text">
      <style:text-properties officeooo:rsid="001e2d64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12529" style:font-name="IBMPlexMono" fo:font-size="10.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0.5pt" fo:letter-spacing="normal" fo:font-style="normal" fo:font-weight="normal" officeooo:rsid="002cacba"/>
    </style:style>
    <style:style style:name="T6" style:family="text">
      <style:text-properties fo:font-variant="normal" fo:text-transform="none" fo:color="#212529" style:font-name="IBMPlexMono" fo:font-size="10.5pt" fo:letter-spacing="normal" fo:font-style="normal" fo:font-weight="normal" officeooo:rsid="003154d4"/>
    </style:style>
    <style:style style:name="T7" style:family="text">
      <style:text-properties fo:font-variant="normal" fo:text-transform="none" fo:color="#bbbbbb" style:font-name="IBMPlexMono" fo:font-size="10.5pt" fo:letter-spacing="normal" fo:font-style="normal" fo:font-weight="normal"/>
    </style:style>
    <style:style style:name="T8" style:family="text">
      <style:text-properties fo:font-variant="normal" fo:text-transform="none" fo:color="#008080" style:font-name="IBMPlexMono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IBMPlexMono" fo:font-size="10.5pt" fo:letter-spacing="normal" fo:font-style="normal"/>
    </style:style>
    <style:style style:name="T10" style:family="text">
      <style:text-properties fo:font-variant="normal" fo:text-transform="none" fo:color="#009999" style:font-name="IBMPlexMono" fo:font-size="10.5pt" fo:letter-spacing="normal" fo:font-style="normal" fo:font-weight="normal"/>
    </style:style>
    <style:style style:name="T11" style:family="text">
      <style:text-properties officeooo:rsid="002cacba" style:font-size-asian="12pt" style:font-weight-asian="bold" style:font-size-complex="12pt" style:font-weight-complex="bold"/>
    </style:style>
    <style:style style:name="T12" style:family="text">
      <style:text-properties officeooo:rsid="002fc7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NTENTO NUMERO 1</text:p>
      <text:p text:style-name="P23"/>
      <text:p text:style-name="P24"><text:span text:style-name="T11">Creamos el ambiente: </text:span><text:bookmark text:name="codecell0"/><text:span text:style-name="T4">conda</text:span><text:span text:style-name="T7"> </text:span><text:span text:style-name="T4">create</text:span><text:span text:style-name="T7"> </text:span><text:span text:style-name="T4">--name</text:span><text:span text:style-name="T7"> </text:span><text:span text:style-name="T5">her2</text:span><text:span text:style-name="T6">graymap</text:span><text:span text:style-name="T7"> </text:span><text:span text:style-name="T8">python</text:span><text:span text:style-name="T9">=</text:span><text:span text:style-name="T10">3</text:span><text:span text:style-name="T4">.8</text:span><text:span text:style-name="T7"> </text:span><text:span text:style-name="T4">-y</text:span></text:p>
      <text:p text:style-name="P26"/>
      <text:p text:style-name="P27">Para entrar al ambiente: conda activate her2graymap</text:p>
      <text:p text:style-name="P20"/>
      <text:p text:style-name="P19"><text:span text:style-name="T2">CUDA 11.3: </text:span><text:a xlink:type="simple" xlink:href="https://developer.nvidia.com/cuda-11.3.0-download-archive?target_os=Linux&amp;target_arch=x86_64&amp;Distribution=Ubuntu&amp;target_version=20.04&amp;target_type=runfile_local" text:style-name="Internet_20_link" text:visited-style-name="Visited_20_Internet_20_Link"><text:span text:style-name="T2">https://developer.nvidia.com/cuda-11.3.0-download-archive?target_os=Linux&amp;target_arch=x86_64&amp;Distribution=Ubuntu&amp;target_version=20.04&amp;target_type=runfile_local</text:span></text:a></text:p>
      <text:p text:style-name="P21"/>
      <text:p text:style-name="P22">Pytorch</text:p>
      <text:p text:style-name="P21"/>
      <text:p text:style-name="P1"><text:span text:style-name="Source_20_Text"><text:span text:style-name="T2"># CUDA 11.3</text:span></text:span></text:p>
      <text:p text:style-name="P18"><text:span text:style-name="Source_20_Text"><text:span text:style-name="T2">conda install pytorch==1.12.1 torchvision==0.13.1 torchaudio==0.12.1 cudatoolkit=11.3 -c pytorch</text:span></text:span></text:p>
      <text:p text:style-name="P22">MMCV</text:p>
      <text:p text:style-name="P21"/>
      <text:p text:style-name="P3"><text:bookmark text:name="codecell3"/>pip install mmcv-full==1.<text:span text:style-name="T1">6</text:span>.<text:span text:style-name="T1">0</text:span> -f https://download.openmmlab.com/mmcv/dist/cu11<text:span text:style-name="T1">3</text:span>/torch1.<text:span text:style-name="T1">12</text:span>.<text:span text:style-name="T1">1</text:span>/index.html</text:p>
      <text:p text:style-name="P3"/>
      <text:p text:style-name="P15">MMDET</text:p>
      <text:p text:style-name="P13"/>
      <text:p text:style-name="P13">pip install mmdet==2.25.1</text:p>
      <text:p text:style-name="P13"/>
      <text:p text:style-name="P6">POSIBLES DEPENDENCIAS</text:p>
      <text:p text:style-name="P6"/>
      <text:p text:style-name="P6">GCC</text:p>
      <text:p text:style-name="P14">G++</text:p>
      <text:p text:style-name="P13"/>
      <text:p text:style-name="P16">OTRAS LIBRERIAS</text:p>
      <text:p text:style-name="P3"/>
      <text:p text:style-name="P3">pip install openslide-python</text:p>
      <text:p text:style-name="P10"/>
      <text:p text:style-name="P10">pip install pandas </text:p>
      <text:p text:style-name="P10"/>
      <text:p text:style-name="P4">pip install shapely</text:p>
      <text:p text:style-name="P4"/>
      <text:p text:style-name="P3">conda install -c pytorch faiss-gpu</text:p>
      <text:p text:style-name="P3"/>
      <text:p text:style-name="P11">conda install openpyxl</text:p>
      <text:p text:style-name="P11"/>
      <text:p text:style-name="P11"/>
      <text:p text:style-name="P3">------------------</text:p>
      <text:p text:style-name="P3"/>
      <text:p text:style-name="P3">pip install opencv-python-headless==4.6.0.66</text:p>
      <text:p text:style-name="P3"/>
      <text:p text:style-name="P3">pip install opencv-python==4.6.0.66</text:p>
      <text:p text:style-name="P3"/>
      <text:p text:style-name="P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7">Instalaciones propias</text:p>
      <text:p text:style-name="P7"/>
      <text:p text:style-name="P9">En la carpeta “mmdet/models/detectors” agregar archivo “her2_graymap_model.py”.</text:p>
      <text:p text:style-name="P9"/>
      <text:p text:style-name="P10">En la carpeta “mmdet/dataset agregar archivo “dataset.py”</text:p>
      <text:p text:style-name="P7"/>
      <text:p text:style-name="P7">En la carpeta “mmdet/dataset/pipelines” agregar archivo “loading”.</text:p>
      <text:p text:style-name="P7"/>
      <text:p text:style-name="P12">En el archivo <text:span text:style-name="T12">config/her....py</text:span> agregar device=’cuda’</text:p>
      <text:p text:style-name="P12"/>
      <text:p text:style-name="P7"/>
      <text:p text:style-name="P2"/>
      <text:p text:style-name="P25">POSIBLES ERRORES</text:p>
      <text:p text:style-name="P25"/>
      <text:p text:style-name="P17"><text:span text:style-name="Source_20_Text"><text:span text:style-name="T3">conda install nomkl numpy scipy scikit-learn numexpr</text:span></text:span></text:p>
      <text:p text:style-name="P28"><text:span text:style-name="Source_20_Text"><text:span text:style-name="T3">conda remove mkl mkl-service</text:span></text:span></text:p>
      <text:p text:style-name="P25"/>
      <text:p text:style-name="P8">Solución error: OSError: /lib/x86_64-linux-gnu/libgobject-2.0.so.0: undefined symbol: ffi_type_uint32, version LIBFFI_BASE_7.0</text:p>
      <text:p text:style-name="P8"/>
      <text:p text:style-name="P8">export LD_PRELOAD=/usr/lib/x86_64-linux-gnu/libffi.so.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22:59:26.956907090</meta:creation-date>
    <dc:date>2023-04-29T19:03:48.434992632</dc:date>
    <meta:editing-duration>PT3H56M2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28" meta:character-count="1365" meta:non-whitespace-character-count="1270"/>
  </office:meta>
</office:document-meta>
</file>